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09f440" officeooo:paragraph-rsid="0009f440"/>
    </style:style>
    <style:style style:name="P2" style:family="paragraph" style:parent-style-name="Heading">
      <style:text-properties officeooo:rsid="000c4296" officeooo:paragraph-rsid="000c4296"/>
    </style:style>
    <style:style style:name="P3" style:family="paragraph" style:parent-style-name="Text_20_body">
      <style:text-properties officeooo:rsid="0009f440" officeooo:paragraph-rsid="0009f440"/>
    </style:style>
    <style:style style:name="P4" style:family="paragraph" style:parent-style-name="Text_20_body">
      <style:text-properties officeooo:rsid="000c4296" officeooo:paragraph-rsid="000c4296"/>
    </style:style>
    <style:style style:name="P5" style:family="paragraph" style:parent-style-name="Text_20_body">
      <style:text-properties officeooo:rsid="000c74e0" officeooo:paragraph-rsid="000c74e0"/>
    </style:style>
    <style:style style:name="P6" style:family="paragraph" style:parent-style-name="Title">
      <style:text-properties officeooo:rsid="0009f440" officeooo:paragraph-rsid="0009f440"/>
    </style:style>
    <style:style style:name="P7" style:family="paragraph" style:parent-style-name="Text_20_body">
      <style:text-properties officeooo:rsid="000c4296" officeooo:paragraph-rsid="000c4296"/>
    </style:style>
    <style:style style:name="P8" style:family="paragraph" style:parent-style-name="Text_20_body">
      <style:text-properties fo:font-weight="bold" officeooo:rsid="000cb96a" officeooo:paragraph-rsid="000cb96a" style:font-weight-asian="bold" style:font-weight-complex="bold"/>
    </style:style>
    <style:style style:name="P9" style:family="paragraph" style:parent-style-name="Text_20_body">
      <style:text-properties fo:font-weight="bold" officeooo:rsid="00100f7f" officeooo:paragraph-rsid="00100f7f" style:font-weight-asian="bold" style:font-weight-complex="bold"/>
    </style:style>
    <style:style style:name="T1" style:family="text">
      <style:text-properties officeooo:rsid="000b8592"/>
    </style:style>
    <style:style style:name="T2" style:family="text">
      <style:text-properties officeooo:rsid="000c4296"/>
    </style:style>
    <style:style style:name="T3" style:family="text">
      <style:text-properties officeooo:rsid="000ea527"/>
    </style:style>
    <style:style style:name="T4" style:family="text">
      <style:text-properties officeooo:rsid="0011e3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EMO 13/03/2020</text:p>
      <text:p text:style-name="P1">Résumé</text:p>
      <text:p text:style-name="P3">Nous avons réalisé le premier prototype du panneau solaire. <text:span text:style-name="T1">Il doit être capable de récupérer la puissance de 2 banques de panneaux (2*4 panneaux), commander chaque banque si elles sont défectueuses, mesurer la tension et le courant de chaque banque, et fournir une tension de référence pour le micro-contrôleur. </text:span><text:span text:style-name="T2">Nous avons pour l’instant installé sur le prototype une seule banque de cellules. Les transistors de contrôles ne sont pas encore montés. </text:span></text:p>
      <text:p text:style-name="P4">Nous avons réalisé des tests sur une cellule solaire pour déterminer sa caractéristique courant/tension. Les valeurs relevées sont dans le log du 06/06/2020.</text:p>
      <text:p text:style-name="P8">Nous avons réalisé des tests sur le prototype 1 pour déte<text:span text:style-name="T3">rminer les caractéristiques d’un banque de cellules. La puissance optimale fournie est de 360mW pour une charge de 10kOhm. <text:s text:c="4"/></text:span></text:p>
      <text:p text:style-name="P9">Nous avons testé la tension de référence fournie par la diode zener. Avec la charge de 10kOhm, le montage présente de trop grande variations de tension, nous allons donc modifier le montage pour utiliser un générateur de tension de référence <text:span text:style-name="T4">low power.</text:span></text:p>
      <text:p text:style-name="P2">A faire</text:p>
      <text:p text:style-name="P4">Il faut modifier le prototype selon les caractéristiques relevées lors du montage des panneaux :</text:p>
      <text:p text:style-name="P4">-<text:tab/>Changer le footprint de la diode zener</text:p>
      <text:p text:style-name="P4">-<text:tab/>Changer la taille de certains trous</text:p>
      <text:p text:style-name="P4">-<text:tab/>Changer la taille de pastilles</text:p>
      <text:p text:style-name="P4">-<text:tab/>Ajouter le numéro de version + nom du CSU côte d’azur</text:p>
      <text:p text:style-name="P4">-<text:tab/>Réduire le footprint des résistances</text:p>
      <text:p text:style-name="P4">-<text:tab/>Adapter le footprint du fuse</text:p>
      <text:p text:style-name="P4">-<text:tab/>Ajouter un plan de masse pour les panneaux</text:p>
      <text:p text:style-name="P4"/>
      <text:p text:style-name="P5">Il faut tester toute les fonctionnalités du premier prototype.</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13T13:29:23.820461843</meta:creation-date>
    <dc:date>2020-03-13T18:28:36.785394934</dc:date>
    <meta:editing-duration>PT1H18M29S</meta:editing-duration>
    <meta:editing-cycles>7</meta:editing-cycles>
    <meta:generator>LibreOffice/6.4.1.2$Linux_X86_64 LibreOffice_project/e1ad903d8acbc5f5b474f1d8ec3defef24b8c46b</meta:generator>
    <meta:document-statistic meta:table-count="0" meta:image-count="0" meta:object-count="0" meta:page-count="1" meta:paragraph-count="16" meta:word-count="248" meta:character-count="1506" meta:non-whitespace-character-count="1268"/>
  </office:meta>
</office:document-meta>
</file>